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7A00003C9400003D3083C43FED34FABE4A.svm" manifest:media-type=""/>
  <manifest:file-entry manifest:full-path="Pictures/200000A10000160C0000160CBD5EC46A9EF57FA1.svm" manifest:media-type=""/>
  <manifest:file-entry manifest:full-path="Pictures/200000400000371F0000371F8CB24DDCEC468105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3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88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837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7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5.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782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60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61cm" svg:height="3.5cm" svg:x="10.89cm" svg:y="7cm">
          <draw:image xlink:href="Pictures/200000400000371F0000371F8CB24DDCEC468105.svm" xlink:type="simple" xlink:show="embed" xlink:actuate="onLoad">
            <text:p/>
          </draw:image>
        </draw:frame>
        <draw:frame draw:style-name="gr1" draw:text-style-name="P1" draw:layer="layout" svg:width="3.389cm" svg:height="3.389cm" svg:x="12.111cm" svg:y="15cm">
          <draw:image xlink:href="Pictures/200000A10000160C0000160CBD5EC46A9EF57FA1.svm" xlink:type="simple" xlink:show="embed" xlink:actuate="onLoad">
            <text:p/>
          </draw:image>
        </draw:frame>
        <draw:line draw:style-name="gr2" draw:text-style-name="P2" draw:layer="layout" svg:x1="13.5cm" svg:y1="15.5cm" svg:x2="13.5cm" svg:y2="10cm">
          <text:p/>
        </draw:line>
        <draw:frame draw:style-name="gr3" draw:text-style-name="P3" draw:layer="layout" svg:width="2.932cm" svg:height="1.673cm" svg:x="12.568cm" svg:y="6cm">
          <draw:text-box>
            <text:p>UCS DC</text:p>
            <text:p>Slave</text:p>
          </draw:text-box>
        </draw:frame>
        <draw:frame draw:style-name="gr4" draw:text-style-name="P3" draw:layer="layout" svg:width="5.387cm" svg:height="2.384cm" svg:x="15.613cm" svg:y="15.116cm">
          <draw:text-box>
            <text:p>Workstations und</text:p>
            <text:p>Notebooks</text:p>
            <text:p>(Windows 10)</text:p>
          </draw:text-box>
        </draw:frame>
        <draw:frame draw:style-name="gr1" draw:text-style-name="P1" draw:layer="layout" svg:width="3.098cm" svg:height="3.128cm" svg:x="23.5cm" svg:y="7cm">
          <draw:image xlink:href="Pictures/2000007A00003C9400003D3083C43FED34FABE4A.svm" xlink:type="simple" xlink:show="embed" xlink:actuate="onLoad">
            <text:p/>
          </draw:image>
        </draw:frame>
        <draw:frame draw:style-name="gr5" draw:text-style-name="P3" draw:layer="layout" svg:width="4.337cm" svg:height="1.673cm" svg:x="23cm" svg:y="10.538cm">
          <draw:text-box>
            <text:p>Verschiedene</text:p>
            <text:p>Drucker</text:p>
          </draw:text-box>
        </draw:frame>
        <draw:line draw:style-name="gr6" draw:text-style-name="P2" draw:layer="layout" svg:x1="15cm" svg:y1="9cm" svg:x2="24cm" svg:y2="9cm">
          <text:p/>
        </draw:line>
        <draw:frame draw:style-name="gr7" draw:text-style-name="P4" draw:layer="layout" svg:width="3.779cm" svg:height="0.725cm" svg:x="16.726cm" svg:y="9cm">
          <draw:text-box>
            <text:p><text:span text:style-name="T1">Drucker-Spooling</text:span></text:p>
          </draw:text-box>
        </draw:frame>
        <draw:frame draw:style-name="gr8" draw:text-style-name="P4" draw:layer="layout" svg:width="6.17cm" svg:height="2.147cm" svg:x="13.432cm" svg:y="12cm">
          <draw:text-box>
            <text:p><text:span text:style-name="T1">Windows-Anmeldedienste</text:span></text:p>
            <text:p><text:span text:style-name="T1">Zugriff auf lokale Datenshares</text:span></text:p>
            <text:p><text:span text:style-name="T1">Rollout von Systemen und</text:span></text:p>
            <text:p><text:span text:style-name="T1">Softwareverteilung mit OPSI</text:span></text:p>
          </draw:text-box>
        </draw:frame>
        <draw:line draw:style-name="gr2" draw:text-style-name="P2" draw:layer="layout" svg:x1="12.5cm" svg:y1="8cm" svg:x2="6cm" svg:y2="4cm">
          <text:p/>
        </draw:line>
        <draw:frame draw:style-name="gr9" draw:text-style-name="P4" draw:layer="layout" svg:width="4.282cm" svg:height="1.199cm" svg:x="7.718cm" svg:y="4cm">
          <draw:text-box>
            <text:p><text:span text:style-name="T1">Domänenreplikation</text:span></text:p>
            <text:p><text:span text:style-name="T1"><text:s text:c="3"/></text:span><text:span text:style-name="T1">zur Zentrale</text:span></text:p>
          </draw:text-box>
        </draw:frame>
        <draw:custom-shape draw:style-name="gr10" draw:text-style-name="P5" draw:layer="layout" svg:width="4cm" svg:height="2cm" svg:x="2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6" draw:layer="layout" svg:width="2.826cm" svg:height="0.962cm" svg:x="2.5cm" svg:y="3cm">
          <draw:text-box>
            <text:p><text:span text:style-name="T2">Zentrale</text:span></text:p>
          </draw:text-box>
        </draw:frame>
        <draw:frame draw:style-name="gr12" draw:text-style-name="P4" draw:layer="layout" svg:width="5.463cm" svg:height="1.199cm" svg:x="5.5cm" svg:y="6.5cm">
          <draw:text-box>
            <text:p><text:span text:style-name="T1">Nächtliche Sicherung</text:span></text:p>
            <text:p><text:span text:style-name="T1">der lokalen Dateifreigab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10-13T10:13:45</meta:creation-date>
    <dc:date>2018-02-22T16:13:33.270073787</dc:date>
    <meta:editing-duration>PT54M16S</meta:editing-duration>
    <meta:editing-cycles>3</meta:editing-cycles>
    <meta:generator>LibreOffice/5.2.7.2$Linux_X86_64 LibreOffice_project/20m0$Build-2</meta:generator>
    <dc:creator>Nico Gulden</dc:creator>
    <meta:document-statistic meta:object-count="15"/>
  </office:meta>
</office:document-meta>
</file>